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237865081"/><text:bookmark text:name="TI000000250"/><text:bookmark text:name="_ref213300332"/><text:bookmark text:name="_ref213300334"/>Глава 8. Настройка веб-браузеров для работы в веб-клиенте</text:h>
      <text:p text:style-name="Text_20_body">Данная глава описывает настройки веб-браузеров, которые необходимо выполнить для работы в веб-клиенте.</text:p>
      <text:h text:style-name="Heading_20_2" text:outline-level="2"><text:bookmark text:name="TI000000251"/><text:bookmark text:name="IssOgl1_8.1_Общие_настройки"/>8.1. Общие настройки</text:h>
      <text:p text:style-name="Text_20_body">Если на компьютере, на котором используется веб-клиент, используется программное обеспечение, блокирующее открытие окон веб-браузеров или отправку HTTP-запросов, то следует включить необходимые веб-сайты (адреса информационных баз) в список исключений.</text:p>
      <text:p text:style-name="Text_20_body">Для обеспечения стабильной работы аутентификации ОС при подключении тонким клиентом через веб-сервер, необходимо внести адрес используемой информационной базы в доверенную зону веб-браузера Microsoft Internet Explorer.</text:p>
      <text:h text:style-name="Heading_20_2" text:outline-level="2"><text:bookmark text:name="TI000000252"/><text:bookmark text:name="IssOgl1_8.2_Mozilla_Firefox"/>8.2. Mozilla Firefox</text:h>
      <text:h text:style-name="Heading_20_3" text:outline-level="3"><text:bookmark text:name="_ref360093430"/><text:bookmark text:name="_ref360093429"/><text:bookmark text:name="_ref504661574"/><text:bookmark text:name="_ref504661573"/><text:bookmark text:name="TI000000253"/><text:bookmark text:name="IssOgl2_8.2.1_Настройки_подключения"/>8.2.1. Настройки подключения</text:h>
      <text:p text:style-name="Text_20_body">Для начала работы необходимо выполнить следующие настройки:</text:p>
      <text:p text:style-name="Text_20_body">● Запустить веб-браузер.</text:p>
      <text:p text:style-name="Text_20_body">● Открыть окно настроек: Инструменты ‑ Настройки.</text:p>
      <text:p text:style-name="Text_20_body">● Перейти в раздел Приватность и Защита и выполнить следующие настройки:</text:p>
      <text:p text:style-name="Text_20_body">● В группе История установить параметр Firefox: в значение будет запоминать историю или будет использовать ваши настройки хранения истории.</text:p>
      <text:p text:style-name="Text_20_body">● Если выбрано значение будет использовать ваши настройки хранения истории, то следует установить флажок Принимать куки с сайтов. При этом следует убедиться, что необходимые веб-сайты (адреса информационных баз) не находятся в списке исключений в состоянии Блокировать.</text:p>
      <text:p text:style-name="Text_20_body">Рекомендуется включить вопрос местоположения сохраняемого файла. Для этого необходимо:</text:p>
      <text:p text:style-name="Text_20_body">● Запустить веб-браузер.</text:p>
      <text:p text:style-name="Text_20_body">● Открыть окно настроек: Инструменты ‑ Настройки.</text:p>
      <text:p text:style-name="Text_20_body">● Перейти в раздел Основные и выполнить следующие настройки:</text:p>
      <text:p text:style-name="Text_20_body">● В группе Загрузки установить переключатель в значение Всегда выдавать запрос на сохранение файлов.</text:p>
      <text:h text:style-name="Heading_20_3" text:outline-level="3"><text:bookmark text:name="_ref425338212"/><text:bookmark text:name="_ref425338211"/><text:bookmark text:name="TI000000254"/><text:bookmark text:name="IssOgl2_8.2.2_Автоматическая_аутентификация"/>8.2.2. Автоматическая аутентификация</text:h>
      <text:p text:style-name="Text_20_body">Для браузера Mozilla Firefox имеется возможность сконфигурировать веб-браузер для использования автоматической аутентификации ОС, с учетом некоторых особенностей, описание которых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84742508" text:style-name="Internet_20_link" text:visited-style-name="Visited_20_Internet_20_Link">здесь</text:a>.</text:p>
      <text:p text:style-name="Text_20_body">Также эти настройки можно выполнить вручную:</text:p>
      <text:p text:style-name="Text_20_body">● Запустить веб-браузер.</text:p>
      <text:p text:style-name="Text_20_body">● В адресной строке браузера набрать about:config.</text:p>
      <text:p text:style-name="Text_20_body">● Затем на странице настроек в строке поиска ввести название параметра.</text:p>
      <text:p text:style-name="Text_20_body">Данная настройка может осуществляться для трех параметров:</text:p>
      <text:p text:style-name="Text_20_body"><text:soft-page-break/>● network.automatic-ntlm-auth.trusted-uris.</text:p>
      <text:p text:style-name="Text_20_body">● В конкретной конфигурации сети и веб-сервера, возможно, потребуется задание значений для параметров network.negotiate-auth.trusted-uris и network.negotiate-auth.delegation-uris.</text:p>
      <text:p text:style-name="Text_20_body">● Далее задать список веб-серверов, через которые будет осуществляться работа с базой «1С:Предприятия».</text:p>
      <text:p text:style-name="Text_20_body">Подробнее об этой возможности можно прочитать в статье: <text:a xlink:type="simple" xlink:href="https://developer.mozilla.org/En/Integrated_Authentication" office:target-frame-name="_blank" xlink:show="new" text:style-name="Internet_20_link" text:visited-style-name="Visited_20_Internet_20_Link">https://developer.mozilla.org/En/Integrated_Authentication</text:a> (на английском языке).</text:p>
      <text:p text:style-name="Text_20_body">Далее приведено описание, за что отвечают вышеприведенные параметры при разных способах аутентификации:</text:p>
      <text:p text:style-name="Text_20_body">● Веб-сервер поддерживает NTLM-аутентификацию.</text:p>
      <text:p text:style-name="Text_20_body">Если имя веб-сервера, к которому осуществляется попытка доступа, перечислено в списке имен, содержащихся в параметре network.automatic-ntlm-auth.trusted-uris, то будет осуществлена попытка автоматической аутентификации. Если же имени веб-сервера там нет, то браузер покажет диалог, в котором необходимо указать логин и пароль пользователя для доступа к веб-серверу.</text:p>
      <text:p text:style-name="Text_20_body">● Веб-сервер поддерживает Kerberos-аутентификацию.</text:p>
      <text:p text:style-name="Text_20_body">Для того чтобы получить доступ к веб-серверу с данным типом аутентификации, в параметр network.negotiate-auth.trusted-uris нужно добавить имя этого веб-сервера. При работе с файловой информационной базой этого будет достаточно. В случае необходимости обеспечить автоматическую аутентификацию пользователей веб-клиента при использовании клиент-серверного варианта «1С:Предприятия» необходимо добавить DNS-имя этого веб-сервера в параметр network.negotiate-auth.delegation-uris.</text:p>
      <text:p text:style-name="Text_20_body">Если имя веб-сервера, к которому осуществляется доступ, не обнаружено в параметре network.negotiate-auth.trusted-uris, аутентификация производиться не будет, и пользователь увидит сообщение об ошибке 401 Unauthorized. Для информирования пользователя о действиях, которые ему необходимо предпринять, администратор может модифицировать страницу сообщения об ошибке 401 (см. документацию к используемому веб-серверу).</text:p>
      <text:h text:style-name="Heading_20_2" text:outline-level="2"><text:bookmark text:name="TI000000255"/><text:bookmark text:name="IssOgl1_8.3_Microsoft_Internet_Explorer"/>8.3. Microsoft Internet Explorer</text:h>
      <text:h text:style-name="Heading_20_3" text:outline-level="3"><text:bookmark text:name="_ref504662064"/><text:bookmark text:name="_ref504662063"/><text:bookmark text:name="TI000000256"/><text:bookmark text:name="IssOgl2_8.3.1_Настройка_подключения"/>8.3.1. Настройка подключения</text:h>
      <text:p text:style-name="Text_20_body">Для начала работы необходимо выполнить следующие настройки:</text:p>
      <text:p text:style-name="Text_20_body">● Запустить веб-браузер.</text:p>
      <text:p text:style-name="Text_20_body">● В меню Сервис выбрать пункт Свойства браузера.</text:p>
      <text:p text:style-name="Text_20_body">● В открывшемся окне перейти на закладку Безопасность.</text:p>
      <text:p text:style-name="Text_20_body">● Нажать кнопку Другой.</text:p>
      <text:p text:style-name="Text_20_body">● В открывшемся окне:</text:p>
      <text:p text:style-name="Text_20_body">● В разделе Сценарии для параметра Активные сценарии установить Разрешить или Включить.</text:p>
      <text:p text:style-name="Text_20_body">● Нажать ОК.</text:p>
      <text:p text:style-name="Text_20_body">● Перейти на закладку Конфиденциальность и с помощью регулятора выбрать уровень безопасности для зоны Интернета Умеренный или Средний (рекомендуется не выше Умеренно высокий).</text:p>
      <text:p text:style-name="Text_20_body">● Перейти на закладку Дополнительно и установить параметр Отображать рисунки или Показывать изображения.</text:p>
      <text:h text:style-name="Heading_20_3" text:outline-level="3"><text:bookmark text:name="_ref326323351"/><text:bookmark text:name="_ref326323350"/><text:bookmark text:name="_ref504662074"/><text:bookmark text:name="_ref504662073"/><text:bookmark text:name="TI000000257"/><text:bookmark text:name="IssOgl2_8.3.2_Использование_внешних_компонентов_расширения_работы_с_файлами_расширения_работы_с_криптографией"/><text:soft-page-break/>8.3.2. Использование внешних компонентов, расширения работы с файлами, расширения работы с криптографией</text:h>
      <text:p text:style-name="Text_20_body">Если предполагается использование внешних компонентов (сканера штрихкодов, электронных весов и т. д.), расширения для работы с файлами, расширения работы с криптографией и других, на закладке Безопасность необходимо выбрать подходящую зону: Надежные узлы или Местная интрасеть, а затем выполнить следующие действия:</text:p>
      <text:p text:style-name="Text_20_body">● На вкладке Безопасность нажать кнопку Другой.</text:p>
      <text:p text:style-name="Text_20_body">● В открывшемся окне установить Разрешить или Включить для следующих параметров:</text:p>
      <text:p text:style-name="Text_20_body">● Автоматические запросы элементов управления ActiveX;</text:p>
      <text:p text:style-name="Text_20_body">● Работа с ActiveX объектам и плагинами или Запуск элементов ActiveX и модулей подключения;</text:p>
      <text:p text:style-name="Text_20_body">● Работа с объектами, помеченными как безопасные или Выполнять сценарии элементов ActiveX, помеченные как безопасные.</text:p>
      <text:p text:style-name="Text_20_body">● В этом же окне (Параметры безопасности) установить Предлагать для параметра Загрузка подписанных ActiveX объектов с разрешения пользователя или Загрузка подписанных элементов ActiveX.</text:p>
      <text:p text:style-name="Text_20_body">Настройку использования ActiveX также можно выполнить с помощью службы установки ActiveX (для ОС Windows Vista, Windows 7, Windows Server 2008, Windows Server 2008 R2).</text:p>
      <text:p text:style-name="Text_20_body">Подробное описание настройки можно получить:</text:p>
      <text:p text:style-name="Text_20_body">● для Windows Vista, Windows Server 2008: <text:a xlink:type="simple" xlink:href="http://technet.microsoft.com/ru-ru/library/cc721964(WS.10).aspx" office:target-frame-name="_blank" xlink:show="new" text:style-name="Internet_20_link" text:visited-style-name="Visited_20_Internet_20_Link">http://technet.microsoft.com/ru-ru/library/cc721964(WS.10).aspx</text:a>;</text:p>
      <text:p text:style-name="Text_20_body">● для Windows 7, Windows Server 2008 R2:<text:line-break/><text:a xlink:type="simple" xlink:href="http://technet.microsoft.com/ru-ru/library/dd631688(WS.10).aspx" office:target-frame-name="_blank" xlink:show="new" text:style-name="Internet_20_link" text:visited-style-name="Visited_20_Internet_20_Link">http://technet.microsoft.com/ru-ru/library/dd631688(WS.10).aspx</text:a>.</text:p>
      <text:h text:style-name="Heading_20_2" text:outline-level="2"><text:bookmark text:name="_ref413864196"/><text:bookmark text:name="_ref413864195"/><text:bookmark text:name="TI000000258"/><text:bookmark text:name="IssOgl1_8.4_Google_Chrome"/>8.4. Google Chrome</text:h>
      <text:p text:style-name="Text_20_body">Для начала работы необходимо выполнить следующие настройки:</text:p>
      <text:p text:style-name="Text_20_body">● Запустить веб-браузер.</text:p>
      <text:p text:style-name="Text_20_body">● В меню выбрать пункт Настройки.</text:p>
      <text:p text:style-name="Text_20_body">● Нажать гиперссылку Дополнительные.</text:p>
      <text:p text:style-name="Text_20_body">● Нажать кнопку Настройки контента.</text:p>
      <text:p text:style-name="Text_20_body">● В разделе Файлы cookie установить флажок Разрешить сайтам сохранять и читать файлы cookie (рекомендуется) или добавить адреса информационных баз в список исключений.</text:p>
      <text:p text:style-name="Text_20_body">● В разделе JavaScript установить флажок Разрешено (рекомендуется) или добавить адреса информационных баз в список исключений.</text:p>
      <text:p text:style-name="Text_20_body">Рекомендуется включить вопрос местоположения сохраняемого файла. Для этого необходимо:</text:p>
      <text:p text:style-name="Text_20_body">● Открыть веб-браузер.</text:p>
      <text:p text:style-name="Text_20_body">● В меню выбрать пункт Настройки.</text:p>
      <text:p text:style-name="Text_20_body">● Нажать гиперссылку Дополнительные.</text:p>
      <text:p text:style-name="Text_20_body">● В разделе Скачанные файлы установить флажок Всегда указывать место для скачивания.</text:p>
      <text:h text:style-name="Heading_20_2" text:outline-level="2"><text:bookmark text:name="_ref504662307"/><text:bookmark text:name="_ref504662306"/><text:bookmark text:name="TI000000259"/><text:bookmark text:name="IssOgl1_8.5_Safari"/>8.5. Safari</text:h>
      <text:p text:style-name="Text_20_body">Для начала работы необходимо выполнить следующие настройки:</text:p>
      <text:p text:style-name="Text_20_body"><text:soft-page-break/>● Запустить веб-браузер.</text:p>
      <text:p text:style-name="Text_20_body">● В меню выбрать пункт Safari ‑ Настройки….</text:p>
      <text:p text:style-name="Text_20_body">● На вкладке Безопасность установить флажок Включить JavaScript.</text:p>
      <text:p text:style-name="Text_20_body">● На вкладке Вкладки снять флажок ⌘-нажатие мыши открывает ссылку в новой вкладке.</text:p>
      <text:p text:style-name="Text_20_body">Рекомендуется включить вопрос местоположения сохраняемого файла. Для этого необходимо:</text:p>
      <text:p text:style-name="Text_20_body">● Открыть веб-браузер.</text:p>
      <text:p text:style-name="Text_20_body">● В меню выбрать пункт Safari ‑ Настройки….</text:p>
      <text:p text:style-name="Text_20_body">● На закладке Основные установить настройку Папка для загрузки файлов в значение Спрашивать при каждой загрузке.</text:p>
      <text:h text:style-name="Heading_20_2" text:outline-level="2"><text:bookmark text:name="TI000000260"/><text:bookmark text:name="IssOgl1_8.6_Особенности_использования_веб-клиента"/>8.6. Особенности использования веб-клиента</text:h>
      <text:p text:style-name="Text_20_body">Особенности поведения веб-клиента см. <text:a xlink:type="simple" xlink:href="https://its.1c.ru/db/v8313doc/bookmark/dev/TI000001245" office:target-frame-name="_top" xlink:show="replace" text:style-name="Internet_20_link" text:visited-style-name="Visited_20_Internet_20_Link">здесь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2:19.357583598</dc:date>
    <meta:editing-duration>PT1H14M10S</meta:editing-duration>
    <meta:editing-cycles>67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920" meta:character-count="7491" meta:non-whitespace-character-count="6655"/>
  </office:meta>
</office:document-meta>
</file>